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08T17:06:24.792000000</dc:date>
    <meta:editing-duration>P6DT1H56M33S</meta:editing-duration>
    <meta:editing-cycles>23</meta:editing-cycles>
    <meta:generator>LibreOffice/6.3.0.4$Windows_X86_64 LibreOffice_project/057fc023c990d676a43019934386b85b21a9ee99</meta:generator>
    <meta:document-statistic meta:table-count="4" meta:cell-count="66" meta:object-count="0"/>
  </office:meta>
</office:document-meta>
</file>